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0000003C0279D0AA2670CD9F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28pt" officeooo:rsid="000cf52b" style:font-size-asian="28pt" style:font-size-complex="28pt"/>
    </style:style>
    <style:style style:name="P3" style:family="paragraph" style:parent-style-name="Standard">
      <style:text-properties fo:color="#72bf44" fo:font-size="28pt" style:font-size-asian="28pt" style:font-size-complex="28pt"/>
    </style:style>
    <style:style style:name="P4" style:family="paragraph" style:parent-style-name="Standard">
      <style:text-properties officeooo:paragraph-rsid="000cf52b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fo:color="#ce181e" fo:background-color="#ffffff" loext:char-shading-value="0"/>
    </style:style>
    <style:style style:name="T5" style:family="text">
      <style:text-properties fo:color="#fff200" fo:background-color="#ffffff" loext:char-shading-value="0"/>
    </style:style>
    <style:style style:name="T6" style:family="text">
      <style:text-properties fo:color="#72bf44" fo:background-color="#ffffff" loext:char-shading-value="0"/>
    </style:style>
    <style:style style:name="T7" style:family="text">
      <style:text-properties fo:color="#72bf44" fo:font-size="28pt" fo:background-color="#ffffff" loext:char-shading-value="0" style:font-size-asian="28pt" style:font-size-complex="28pt"/>
    </style:style>
    <style:style style:name="T8" style:family="text">
      <style:text-properties fo:color="#ed1c24"/>
    </style:style>
    <style:style style:name="T9" style:family="text">
      <style:text-properties fo:color="#ed1c24" officeooo:rsid="000cf52b"/>
    </style:style>
    <style:style style:name="T10" style:family="text">
      <style:text-properties fo:font-size="28pt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472in" fo:text-indent="-0.25in" fo:margin-left="2.34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972in" fo:text-indent="-0.25in" fo:margin-left="2.59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72in" fo:text-indent="-0.25in" fo:margin-left="2.84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972in" fo:text-indent="-0.25in" fo:margin-left="3.09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72in" fo:text-indent="-0.25in" fo:margin-left="3.34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72in" fo:text-indent="-0.25in" fo:margin-left="3.59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472in" fo:text-indent="-0.25in" fo:margin-left="3.84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972in" fo:text-indent="-0.25in" fo:margin-left="4.09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472in" fo:text-indent="-0.25in" fo:margin-left="4.34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972in" fo:text-indent="-0.25in" fo:margin-left="4.5972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9335in" svg:y="-0.7874in" svg:width="2.9453in" svg:height="3.7937in" draw:z-index="0"><draw:image xlink:href="Pictures/10000000000002D0000003C0279D0AA2670CD9FE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1"/>
      <text:p text:style-name="P3"/>
      <text:p text:style-name="P1"/>
      <text:p text:style-name="P4"><text:span text:style-name="T10"><text:s text:c="12"/></text:span><text:span text:style-name="T7">এইখানে সিএসই ইঞ্জিনিয়ার দ্বারা</text:span></text:p>
      <text:p text:style-name="P4"><text:span text:style-name="T7"><text:s text:c="17"/>ঘর পরিষ্কার করা হয় </text:span></text:p>
      <text:p text:style-name="P1"><text:s text:c="13"/><text:span text:style-name="T8">যোগাযোগঃ <text:s/>০১৬২০১৭৩৫৪৫</text:span><text:span text:style-name="T9">`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00:22:49.208213165</meta:creation-date>
    <dc:date>2019-09-08T00:36:06.340850993</dc:date>
    <meta:editing-duration>PT13M18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3" meta:word-count="10" meta:character-count="92" meta:non-whitespace-character-count="41"/>
  </office:meta>
</office:document-meta>
</file>